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 style:join-border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6cm" fo:margin-bottom="0cm" fo:text-align="center" style:justify-single-word="false"/>
      <style:text-properties fo:font-weight="bold" fo:background-color="#c0c0c0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7">CR OCT MACULAIRE ET DU NERF OPTIQUE</text:p>
      <text:p text:style-name="P5"/>
      <text:p text:style-name="P6">Indication :</text:p>
      <text:p text:style-name="P1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Meilleure acuité visuelle corrigée :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soft-page-break/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.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r&gt;">&lt;o.center_thickness_or&gt;</text:text-input></text:span><text:span text:style-name="T1"> µm.</text:span><text:span text:style-name="T1"><text:text-input text:description="&lt;/if&gt;">&lt;/if&gt;</text:text-input></text:span></text:p>
      <text:p text:style-name="P2"><text:text-input text:description="&lt;o.mac_or&gt;">&lt;o.mac_or&gt;</text:text-input></text:p>
      <text:p text:style-name="P2"><text:text-input text:description="&lt;o.rnfl_or&gt;">&lt;o.rnfl_or&gt;</text:text-input></text:p>
      <text:p text:style-name="P4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/text:p>
      <text:p text:style-name="P2"><text:text-input text:description="&lt;o.mac_os&gt;">&lt;o.mac_os&gt;</text:text-input></text:p>
      <text:p text:style-name="P2"><text:text-input text:description="&lt;o.rnfl_os&gt;">&lt;o.rnfl_os&gt;</text:text-input></text:p>
      <text:p text:style-name="P4">Au total :</text:p>
      <text:p text:style-name="P4">OD <text:span text:style-name="T1">: </text:span><text:span text:style-name="T1"><text:text-input text:description="&lt;o.ccoct_or&gt;">&lt;o.ccoct_or&gt;</text:text-input></text:span></text:p>
      <text:p text:style-name="P4">OG<text:span text:style-name="T1">: </text:span><text:span text:style-name="T1"><text:text-input text:description="&lt;o.ccoct_os&gt;">&lt;o.ccoct_os&gt;</text:text-input></text:span></text:p>
      <text:p text:style-name="P2"/>
      <text:p text:style-name="P3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11-26T08:50:21</dc:date>
    <meta:editing-duration>P1DT1H30M7S</meta:editing-duration>
    <meta:editing-cycles>188</meta:editing-cycles>
    <dc:creator>L. FRANCOIS</dc:creator>
    <meta:document-statistic meta:table-count="2" meta:image-count="0" meta:object-count="0" meta:page-count="2" meta:paragraph-count="62" meta:word-count="192" meta:character-count="1809" meta:non-whitespace-character-count="1676"/>
  </office:meta>
</office:document-meta>
</file>